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text-properties fo:font-style="normal" style:text-underline-style="none"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xels heeft voor een Sportlink een systeem gebouwd dat een totaal oplossing biedt voor sportbonden, verenigingen, leden en andere betrokken partijen die onderdeel uitmaken van de gehele informatiestroom omtrent de organisatie van sportcompetities. De complete software architectuur is opgezet rondom het concept van een 'service georienteerde applicatie' dat betekent dat de functies die de applicatie biedt gemakkelijk uitgebreid kunnen worden zonder dat daarvoor de gehele applicatie opnieuw dient te worden getest en uitgebracht. Omdat <text:s/>hierbij de functionaliteit los wordt ontwikkeld van de gebruikersinterface is het eenvoudig om deze in verschillende verschijningsvormen aan te bieden. Daarnaast is het eenvoudig voor derden om online deze zelfde functionaliteit te benaderen zonder dat daarvoor de door Sportlink gekozen gebruikersinterface wordt gebruikt. Dit houdt ondermeer in dat applicaties van anderen gekoppeld kunnen worden met functionaliteit van het Sportlink systeem.</text:p>
      <text:p text:style-name="Standard"/>
      <text:p text:style-name="Standard">Vanuit een perspectief van informatiebehoefte rondom een fictieve vereniging, <text:span text:style-name="T1">Dexlandia</text:span>, wordt het nut aangetoond van een service georienteerde architectuur en hoe het Navajo framewerk hiervoor wordt ingezet. De informatiebehoefte verschilt per betrokken partij, denk hierbij aan de ledenadministrateur, de penningmeester, de wedstrijdsecretaris, het spelend lid, de supporter of de bond. In eerste instantie wordt de informatiebehoefte van deze betrokkenen beschreven. Uiteindelijk wordt het kiwi-model gebruikt om vanuit een systeemperspectief de gehele wereld van de Sportlink verenigingsoplossing te beschrijven.</text:p>
      <text:p text:style-name="Standard"/>
      <text:p text:style-name="P1">De vereniging</text:p>
      <text:p text:style-name="Standard">Onze vereniging, Dexlandia, is een middelgrote vereniging met 578 leden. De vereniging heeft een eerste elftal dat niet geheel onverdienstelijk speelt op het hoogste districtsniveau. Door de uitstraling van het eerste elftal heeft de vereniging een groot aantal lucratieve sponsorcontracten kunnen binnenhalen die een welkome aanvulling zijn op het jaarbudget. De jeugdafdeling van Dexlandia is een van de belangrijkste onderdelen van de vereniging. Met name door de medewerking van enthousiaste ouders wordt er een goede ondersteuning geleverd aan de organiserende taken van de vereniging, met name rondom coaching <text:s/>en 'rijders' voor uitwedstrijden. Veel seniorenleden van Dexlandia zijn tevens nauw betrokken bij de organisatie in de vorm van het verzorgen van trainingen en het draaien van kantinediensten. Op het gebied van automatisering loopt de vereniging behoorlijk voorop, daar het het nut heeft ingezien van het hebben van een efficient ingerichte ICT infrastructuur; hierdoor heeft de vereniging veel meer tijd voor haar kerntaken: het verzorgen en organiseren van een sportieve <text:span text:style-name="T1">bladiebla</text:span>. De vereniging heeft ondermeer de beschikking over een vijf tal PC's in de sportkantine voorzien van een Internetverbinding.</text:p>
      <text:p text:style-name="Standard"/>
      <text:p text:style-name="P1">De ledenadministrateur</text:p>
      <text:p text:style-name="Standard">Theo verzorgt de ledenadminstratie van Dexlandia. Hij is zelf ook actief lid van het zesde elftal en heeft een dochter spelen in de F1. Theo heeft zijn eigen schildersbedrijf. In de avonduren besteedt hij tijd aan zijn werk als vrijwilliger van Dexlandia. Hij checked zijn email om te kijken of er nieuwe leden zich aan hebben gemeld en of nieuwe aangemelde leden hebben gereageerd op zijn verzoek om een pasfoto op te sturen die nodig is voor de spelerspas. Via een snelkoppeling op zijn bureaublad start hij de Sportlink Club applicatie. Automatisch controleert het systeem of er misschien nieuwe updates zijn. Theo zelf heeft het al geeneens meer in de gaten als er nieuwe updates worden binnengehaald, aangezien zijn zoon op dat moment niet zoveel zin heeft om al naar bed te gaan en hij door hem wordt afgeleid van zijn bezigheden. Theo schopt 'm naar bed en logt in in de Sportlink Club applicatie met de unieke relatiecode van de vereniging en zijn eigen username en wachtwoord. Als eerste controleert hij of er misschien adreswijzigingen zijn doorgekomen via de <text:span text:style-name="T1">ledenportal. </text:span><text:span text:style-name="T2">Deze wijzigingen zijn duidelijk voor Theo zichtbaar in het overzichtsscherm. Hij controleert de wijzigingen op onvolkomenheden en besluit dan om alvast deze wijzigingen met de bond te </text:span><text:span text:style-name="T1">synchroniseren </text:span><text:span text:style-name="T2">middels de synchronisatie knop. Vervolgens opent hij het relatiescherm van een nieuw lid, Willem Barentz, die zich vorige week had aangemeld maar nog geen geldige pasfoto had opgestuurd. Bewust heeft Theo daarom dit nieuwe lid eerst als relatie ingevoerd en niet direct als lid, aangezien Willem Barentz anders direkt al naar de bond was gestuurd en Theo liever alle informatie (inclusief foto) in 1 keer wil opsturen. Hij promoveert Willem Barentz tot lid en scant daarna handig de pasfoto in en koppelt de digitale versie van de foto via het geopende lidscherm. Willem heeft aangegeven futsal te willen spelen en daarom kiest Theo deze spelactiviteit via het lidmaatschapstabblad. <text:s/>Tevens voert Theo nog een nieuw lid in, Vittorio Vespucci, die wel direct een goed gelijkende pasfoto (al digitaal) had opgestuurd aangezien hij zijn aanmelding via de website had gedaan.</text:span></text:p>
      <text:p text:style-name="P2">Na nogmaals de gegevens te hebben gecontroleerd besluit Theo de nieuwe leden te synchroniseren naar de bond. Na synchronisatie blijkt dat Willem Barentz niet is geaccepteerd maar op <text:span text:style-name="T1">geparkeerd</text:span> komt te staan bij de bond.</text:p>
      <text:p text:style-name="P2"/>
      <text:p text:style-name="P3">De Penningmeester</text:p>
      <text:p text:style-name="P2">Rob is de penningmeester van Dexlandia. Hij is al 30 jaar lid van de vereniging waarvan de laatste 10 jaar als penningmeester. Toen hij net begon als penningmeester moest hij alle gegevens rondom de contributiebetalingen bijhouden in een door hem zelf gemaakt spreadsheet. Dit spreadsheet moest hij iedere keer aanvullen als hij van Theo (van de ledenadministratie) weer een overzicht kreeg van de nieuwe aanmeldingen. Gelukkig werkt Rob nu met de Sportlink Club applicatie waarmee Theo ook werkt zodat er maar 1 ledenbestand is. Rob ziet dat er nieuw lid, Vittorio Vespucci, is aangemeld en dat dit lid een relatiecode heeft gekregen van de bond. Dat betekent dat de aanmelding accoord is. In het lidscherm ziet Rob dat de heer Vespucci heeft gekozen voor de betaalwijze via Ideal. Aangezien Rob net van plan was om de eerste kwartaal run voor de contributie op te starten kan het nieuwe lid nog mooi op tijd worden meegenomen. Rob is blij dat inmiddels al zo'n 65% van de leden heeft gekozen om via Ideal te betalen aangezien deze betaalwijze de vereniging het minste geld kost. Nadat de run is afgelopen controleert hij de facturen nog even vluchtig en nadat hij dit heeft gedaan kiest hij voor de optie 'Verzenden electronische facturen (Ideal)'. Gelukkig wordt bij de electronische factuur ook automatisch een PDF factuur meegestuur omdat de meeste leden deze toch wel willen hebben. Hiervoor moest Rob deze facturen altijd nasturen met de post. Dit is nu allemaal verleden tijd.</text:p>
      <text:p text:style-name="P2"/>
      <text:p text:style-name="P4">De wedstrijdsecretaris</text:p>
      <text:p text:style-name="P2">Draait standen uit voor prikbord. Koppelt chauffeurs aan de uitwedstrijden. Accordeerd wedstrijdformulieren die zijn ingevuld door de aanvoerders</text:p>
      <text:p text:style-name="P2"/>
      <text:p text:style-name="P3">De aanvoerder</text:p>
      <text:p text:style-name="P2">Dexlandia 2 heeft zojuist de streekderby tegen Voorland gewonnen met 3 – 1. De scheidsrechter had de grootste moeite om de wedstrijd ordentelijk te laten verlopen en derhalve zijn er maar liefst 5 gele kaarten en 1 rode kaart gevallen.</text:p>
      <text:p text:style-name="P2">Frederik is aanvoerder van het Dexlandia 2.</text:p>
      <text:p text:style-name="P2"/>
      <text:p text:style-name="P3">De scheidsrechter</text:p>
      <text:p text:style-name="P2">Ron is al 15 jaar bondscheidsrechter en hij fluit inmiddels om het op 2 na hoogste amateur niveau . Hij neemt zijn rol zeer serieus en was daarom voorafgaande aan de streekderby Dexlandia 2 – Voorland 2 gezond gespannen. De wedstrijd is inmiddels uitgespeeld en Ron vindt zelf dat hij de boel strak gehouden heeft. Omdat hij weet dat er bij Dexlandia in de kantine een PC met internet aanwezig is besluit hij om de uitslag en de tuchtzaken via het <text:span text:style-name="T1">digitale wedstrijdformulier</text:span> in te vullen. Aangezien er een rode kaart is gevallen is het noodzakelijk dat er een aanvullend rapport wordt meegestuurd. Dit aanvullende rapport maakt hij echter liever thuis. Aangezien er door het systeem automatisch een <text:span text:style-name="T1">reminder</text:span> via de e-mail wordt gestuurd is hij niet bang dat hij dit zal vergeten.</text:p>
      <text:p text:style-name="P2"><text:s/></text:p>
      <text:p text:style-name="P3">Het lid</text:p>
      <text:p text:style-name="P2">Vittorio Vespucci heeft vorige week zich aangemeld via de website van Dexlandia. Vandaag kreeg hij via een zogenaamd automatisch gegeneerd mailtje te horen dat zijn lidmaatschap is geactiveerd. In het mailtje staat tevens zijn persoonlijke unieke relatiecode en een wachtwoord voor de ledenportal van Dexlandia. Meldt zich aan voor SMS service om automatisch een dag van te voren de gegevens opgestuurd te krijgen van zijn team. Koopt in de webshop van Dexlandia een shirt met Ideal. Nadat hij zijn clubshirt heeft besteld merkt Vittorio op dat hij een e-mail heeft gekregen van de penningmeester van Dexlandia. Tot zijn grote verbazing ziet hij dat het een elektronische factuur is voor de eerste termijn van de contributie. Hij klikt op de link in de email waarna zijn brower opent met de betaalpagina voor zijn contributie. Hij controleert zijn gegevens en kies voor de 'Rabobank' om zijn betaling via Ideal te doen. </text:p>
      <text:p text:style-name="P2"/>
      <text:p text:style-name="P3">De supporter</text:p>
      <text:p text:style-name="P2">Bekijkt de stand van het eerste en meldt zich via de website aan voor de uitslagen SMS dienst van het eerste elftal. De kosten van deze dienst betaalt hij vooruit via IDeal.</text:p>
      <text:p text:style-name="P2"/>
      <text:p text:style-name="P3">De bond</text:p>
      <text:p text:style-name="P2">Rita, de ijverige bondledenadministrateur ziet dat er een aanmelding is geparkeerd voor de vereniging Dexlandia. Het systeem meldt dat Willem Barents, geboren op 05/05/1950 ook lid is van de vereniging Dopio. Aangezien Willem daar veldvoetbal speelt en hij <text:s/>bij Dexlandia wil gaan futsallen kan de aanmelding gewoon doorgaan, maar moet Rita de nieuwe Willem wel koppelen aan de reeds bestaande zodat er geen dubbele Willem Barentz in het systeem ontstaat. Na deze handeling keurt ze de aanmelding goed zodat deze bij de volgende synchronisatie van Theo (ze kent hem goed) automatisch in het lokale ledenbestand van Dexlandia wordt gezet. De nieuwe leden <text:s/>worden automatisch dezelfde avond via een batchproces gexporteerd naar het computersysteem van de drukker van de Spelerspassen, drukkerij van Vliet. Deze drukker is compleet geintegreerd in het Sportlinksysteem van de Bond en kan <text:s/>tevens bepaalde gegevens inzien die nodig zijn voor eventuele contro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veld</meta:initial-creator>
    <meta:creation-date>2007-01-09T11:11:54</meta:creation-date>
    <dc:creator>Arjen Schoneveld</dc:creator>
    <dc:date>2007-01-11T12:13:16</dc:date>
    <dc:language>en-US</dc:language>
    <meta:editing-cycles>19</meta:editing-cycles>
    <meta:editing-duration>PT6H2M42S</meta:editing-duration>
    <meta:user-defined meta:name="Info 1"/>
    <meta:user-defined meta:name="Info 2"/>
    <meta:user-defined meta:name="Info 3"/>
    <meta:user-defined meta:name="Info 4"/>
    <meta:document-statistic meta:table-count="0" meta:image-count="0" meta:object-count="0" meta:page-count="4" meta:paragraph-count="23" meta:word-count="1570" meta:character-count="10121"/>
  </office:meta>
</office:document-meta>
</file>